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3fd" officeooo:paragraph-rsid="0000a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ize sheet IO. Use short (2 pieces long) wires, with the wire names to the side. Not long wires with names on it. Use same orientation on each sheet!</text:p>
      <text:p text:style-name="P1"/>
      <text:p text:style-name="P1">Order the pins of the FPGA banks better. Yes, sanity is important, easy searching for pins is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21T14:32:12.074000000</dc:date>
    <meta:editing-duration>PT1M49S</meta:editing-duration>
    <meta:editing-cycles>1</meta:editing-cycles>
    <meta:document-statistic meta:table-count="0" meta:image-count="0" meta:object-count="0" meta:page-count="1" meta:paragraph-count="2" meta:word-count="47" meta:character-count="254" meta:non-whitespace-character-count="209"/>
  </office:meta>
</office:document-meta>
</file>